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2000000137F1DBBF36C7A12E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anklin Gothic Book1" svg:font-family="'Franklin Gothic Book'" style:font-family-generic="system" style:font-pitch="variable"/>
    <style:font-face style:name="FranklinGothic-Book" svg:font-family="FranklinGothic-Book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 style:master-page-name="Converted1">
      <style:table-properties style:width="25.194cm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4.8cm"/>
    </style:style>
    <style:style style:name="Table2.D" style:family="table-column">
      <style:table-column-properties style:column-width="5.251cm"/>
    </style:style>
    <style:style style:name="Table2.E" style:family="table-column">
      <style:table-column-properties style:column-width="6.001cm"/>
    </style:style>
    <style:style style:name="Table2.F" style:family="table-column">
      <style:table-column-properties style:column-width="3.452cm"/>
    </style:style>
    <style:style style:name="Table2.G" style:family="table-column">
      <style:table-column-properties style:column-width="3.498cm"/>
    </style:style>
    <style:style style:name="Table2.1" style:family="table-row">
      <style:table-row-properties style:min-row-height="0.998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792cm" fo:keep-together="auto"/>
    </style:style>
    <style:style style:name="Table2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2.3" style:family="table-row">
      <style:table-row-properties style:min-row-height="3.281cm" fo:keep-together="auto"/>
    </style:style>
    <style:style style:name="Table2.4" style:family="table-row">
      <style:table-row-properties style:min-row-height="0.093cm" fo:keep-together="auto"/>
    </style:style>
    <style:style style:name="Table2.5" style:family="table-row">
      <style:table-row-properties style:min-row-height="4.651cm" fo:keep-together="auto"/>
    </style:style>
    <style:style style:name="Table4" style:family="table" style:master-page-name="Converted2">
      <style:table-properties style:width="25.194cm" fo:margin-left="0cm" fo:margin-top="0cm" fo:margin-bottom="0cm" style:page-number="auto" table:align="left" style:writing-mode="lr-tb"/>
    </style:style>
    <style:style style:name="Table4.A" style:family="table-column">
      <style:table-column-properties style:column-width="1.692cm"/>
    </style:style>
    <style:style style:name="Table4.B" style:family="table-column">
      <style:table-column-properties style:column-width="0.499cm"/>
    </style:style>
    <style:style style:name="Table4.C" style:family="table-column">
      <style:table-column-properties style:column-width="4.752cm"/>
    </style:style>
    <style:style style:name="Table4.D" style:family="table-column">
      <style:table-column-properties style:column-width="5.001cm"/>
    </style:style>
    <style:style style:name="Table4.F" style:family="table-column">
      <style:table-column-properties style:column-width="8.2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4.3" style:family="table-row">
      <style:table-row-properties style:min-row-height="10.37cm" fo:keep-together="auto"/>
    </style:style>
    <style:style style:name="Table4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4" style:family="table-row">
      <style:table-row-properties style:min-row-height="1.917cm" fo:keep-together="auto"/>
    </style:style>
    <style:style style:name="Table5" style:family="table">
      <style:table-properties style:width="25.194cm" fo:margin-left="0cm" fo:margin-top="0cm" fo:margin-bottom="0cm" fo:break-before="page" table:align="left" style:writing-mode="lr-tb"/>
    </style:style>
    <style:style style:name="Table5.A" style:family="table-column">
      <style:table-column-properties style:column-width="1.692cm"/>
    </style:style>
    <style:style style:name="Table5.B" style:family="table-column">
      <style:table-column-properties style:column-width="0.568cm"/>
    </style:style>
    <style:style style:name="Table5.C" style:family="table-column">
      <style:table-column-properties style:column-width="4.484cm"/>
    </style:style>
    <style:style style:name="Table5.D" style:family="table-column">
      <style:table-column-properties style:column-width="5.001cm"/>
    </style:style>
    <style:style style:name="Table5.E" style:family="table-column">
      <style:table-column-properties style:column-width="5.248cm"/>
    </style:style>
    <style:style style:name="Table5.F" style:family="table-column">
      <style:table-column-properties style:column-width="8.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5.3" style:family="table-row">
      <style:table-row-properties style:min-row-height="11.026cm" fo:keep-together="auto"/>
    </style:style>
    <style:style style:name="Table5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4" style:family="table-row">
      <style:table-row-properties style:min-row-height="0.106cm" fo:keep-together="auto"/>
    </style:style>
    <style:style style:name="Table6" style:family="table">
      <style:table-properties style:width="25.194cm" fo:margin-left="0cm" fo:margin-top="0cm" fo:margin-bottom="0cm" table:align="left" style:writing-mode="lr-tb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0.568cm"/>
    </style:style>
    <style:style style:name="Table6.C" style:family="table-column">
      <style:table-column-properties style:column-width="4.703cm"/>
    </style:style>
    <style:style style:name="Table6.D" style:family="table-column">
      <style:table-column-properties style:column-width="4.997cm"/>
    </style:style>
    <style:style style:name="Table6.E" style:family="table-column">
      <style:table-column-properties style:column-width="4.747cm"/>
    </style:style>
    <style:style style:name="Table6.F" style:family="table-column">
      <style:table-column-properties style:column-width="8.486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6.3" style:family="table-row">
      <style:table-row-properties style:min-row-height="8.775cm" fo:keep-together="auto"/>
    </style:style>
    <style:style style:name="Table6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4" style:family="table-row">
      <style:table-row-properties style:min-row-height="0.106cm" fo:keep-together="auto"/>
    </style:style>
    <style:style style:name="P1" style:family="paragraph" style:parent-style-name="Footer">
      <style:text-properties fo:color="#8b8678" fo:font-size="9pt" style:font-size-asian="9pt" style:font-size-complex="9pt"/>
    </style:style>
    <style:style style:name="P2" style:family="paragraph" style:parent-style-name="Standard">
      <style:text-properties fo:font-size="9pt" style:font-size-asian="9pt" style:font-size-complex="8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style:font-size-asian="9pt" style:language-asian="nn" style:country-asian="NO" style:font-name-complex="Franklin Gothic Book1" style:font-size-complex="10pt"/>
    </style:style>
    <style:style style:name="P5" style:family="paragraph" style:parent-style-name="Standard">
      <style:text-properties fo:font-size="9pt" style:font-size-asian="9pt" style:font-name-complex="FranklinGothic-Book" style:font-size-complex="9pt"/>
    </style:style>
    <style:style style:name="P6" style:family="paragraph" style:parent-style-name="Standard">
      <style:text-properties fo:font-size="9pt" fo:font-weight="bold" style:font-size-asian="9pt" style:font-weight-asian="bold" style:font-size-complex="8pt"/>
    </style:style>
    <style:style style:name="P7" style:family="paragraph" style:parent-style-name="Standard"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text-properties fo:font-size="9pt" fo:font-style="italic" fo:font-weight="bold" style:font-size-asian="9pt" style:font-style-asian="italic" style:font-weight-asian="bold" style:font-size-complex="8pt"/>
    </style:style>
    <style:style style:name="P9" style:family="paragraph" style:parent-style-name="Standard">
      <style:text-properties fo:font-size="9pt" fo:font-style="italic" fo:font-weight="bold" style:font-size-asian="9pt" style:font-style-asian="italic" style:font-weight-asian="bold" style:font-size-complex="9pt"/>
    </style:style>
    <style:style style:name="P10" style:family="paragraph" style:parent-style-name="Standard">
      <style:text-properties fo:font-size="9pt" fo:font-style="italic" style:font-size-asian="9pt" style:font-style-asian="italic" style:font-size-complex="8pt"/>
    </style:style>
    <style:style style:name="P11" style:family="paragraph" style:parent-style-name="Standard">
      <style:text-properties fo:font-size="9pt" fo:language="nn" fo:country="NO" style:font-size-asian="9pt" style:font-size-complex="8pt"/>
    </style:style>
    <style:style style:name="P12" style:family="paragraph" style:parent-style-name="Standard">
      <style:text-properties fo:color="#ff0000" fo:font-size="9pt" style:font-size-asian="9pt" style:font-size-complex="8pt"/>
    </style:style>
    <style:style style:name="P13" style:family="paragraph" style:parent-style-name="Standard">
      <style:paragraph-properties>
        <style:tab-stops>
          <style:tab-stop style:position="2.831cm"/>
        </style:tab-stops>
      </style:paragraph-properties>
    </style:style>
    <style:style style:name="P14" style:family="paragraph" style:parent-style-name="Standard">
      <style:paragraph-properties fo:margin-top="0.212cm" fo:margin-bottom="0cm" loext:contextual-spacing="false"/>
    </style:style>
    <style:style style:name="P15" style:family="paragraph" style:parent-style-name="Standard">
      <style:paragraph-properties fo:break-before="page"/>
      <style:text-properties fo:font-size="9pt" style:font-size-asian="9pt" style:font-size-complex="9pt"/>
    </style:style>
    <style:style style:name="T1" style:family="text">
      <style:text-properties fo:color="#000000" style:font-name="Calibri" fo:font-size="9pt" fo:font-weight="bold" style:font-size-asian="9pt" style:language-asian="nn" style:country-asian="NO" style:font-weight-asian="bold" style:font-name-complex="Franklin Gothic Book1" style:font-size-complex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9pt" style:font-size-asian="9pt" style:language-asian="nn" style:country-asian="NO" style:font-name-complex="Franklin Gothic Book1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name-complex="FranklinGothic-Book" style:font-size-complex="9pt"/>
    </style:style>
    <style:style style:name="T6" style:family="text">
      <style:text-properties fo:font-size="9pt" fo:font-weight="bold" style:font-size-asian="9pt" style:font-weight-asian="bold" style:font-size-complex="8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fo:font-style="italic" fo:font-weight="bold" style:font-size-asian="9pt" style:font-style-asian="italic" style:font-weight-asian="bold" style:font-size-complex="8pt"/>
    </style:style>
    <style:style style:name="T9" style:family="text">
      <style:text-properties fo:font-size="9pt" fo:language="nn" fo:country="NO" style:font-size-asian="9pt" style:font-size-complex="8pt"/>
    </style:style>
    <style:style style:name="T10" style:family="text">
      <style:text-properties fo:color="#44546a" fo:font-size="11pt" fo:font-style="italic" style:font-size-asian="11pt" style:font-style-asian="italic" style:font-size-complex="11pt"/>
    </style:style>
    <style:style style:name="T11" style:family="text">
      <style:text-properties fo:color="#44546a" fo:font-size="11pt" style:font-size-asian="11pt" style:font-size-complex="11pt"/>
    </style:style>
    <style:style style:name="T12" style:family="text">
      <style:text-properties fo:color="#8b8678" fo:font-size="9pt" style:font-size-asian="9pt" style:font-size-complex="9pt"/>
    </style:style>
    <style:style style:name="T13" style:family="text">
      <style:text-properties fo:font-size="15pt" fo:font-style="italic" style:font-size-asian="15pt" style:font-style-asian="italic"/>
    </style:style>
    <style:style style:name="T14" style:family="text">
      <style:text-properties fo:font-size="15pt" fo:font-style="italic" style:font-size-asian="15pt" style:font-style-asian="italic" style:font-size-complex="14pt"/>
    </style:style>
    <style:style style:name="T15" style:family="text">
      <style:text-properties fo:font-size="13pt" fo:font-style="italic" style:font-size-asian="13pt" style:font-style-asian="italic"/>
    </style:style>
    <style:style style:name="T16" style:family="text">
      <style:text-properties fo:color="#ff0000" fo:font-size="9pt" style:font-size-asian="9pt" style:font-size-complex="8pt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color="#ffffff" fo:font-size="13pt" style:font-size-asian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3" office:value-type="string">
            <text:p text:style-name="Standard"><text:span text:style-name="T1"><text:s text:c="3"/>S</text:span><text:span text:style-name="T2">kole</text:span></text:p>
            <text:p text:style-name="P2"/>
          </table:table-cell>
          <table:covered-table-cell/>
          <table:covered-table-cell/>
          <table:table-cell table:style-name="Table2.A1" office:value-type="string">
            <text:p text:style-name="Standard"><text:span text:style-name="T2">Gruppe</text:span></text:p>
          </table:table-cell>
          <table:table-cell table:style-name="Table2.A1" office:value-type="string">
            <text:p text:style-name="Standard"><text:span text:style-name="T2">Eksaminandnr</text:span></text:p>
          </table:table-cell>
          <table:table-cell table:style-name="Table2.A1" office:value-type="string">
            <text:p text:style-name="Standard"><text:span text:style-name="T2">Fagkode</text:span></text:p>
          </table:table-cell>
          <table:table-cell table:style-name="Table2.A1" office:value-type="string">
            <text:p text:style-name="Standard"><text:span text:style-name="T2">Oppg.nr.</text:span>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Standard"><text:span text:style-name="T6">1</text:span></text:p>
          </table:table-cell>
          <table:table-cell table:style-name="Table2.A2" office:value-type="string">
            <text:p text:style-name="Standard"><text:span text:style-name="T6">Karakter 2</text:span></text:p>
            <text:p text:style-name="Standard"><text:span text:style-name="T6">Eksamenssvaret</text:span></text:p>
          </table:table-cell>
          <table:table-cell table:style-name="Table2.A2" office:value-type="string">
            <text:p text:style-name="Standard"><text:span text:style-name="T6">Karakter 3 – 4 </text:span></text:p>
            <text:p text:style-name="Standard"><text:span text:style-name="T6">Eksamenssvaret</text:span></text:p>
          </table:table-cell>
          <table:table-cell table:style-name="Table2.A2" office:value-type="string">
            <text:p text:style-name="Standard"><text:span text:style-name="T6">Karakter 5 – 6 </text:span></text:p>
            <text:p text:style-name="Standard"><text:span text:style-name="T6">Eksamenssvaret</text:span></text:p>
          </table:table-cell>
          <table:table-cell table:style-name="Table2.A2" table:number-columns-spanned="2" office:value-type="string">
            <text:p text:style-name="Standard"><text:span text:style-name="T6">Kommentar</text:span></text:p>
          </table:table-cell>
          <table:covered-table-cell/>
        </table:table-row>
        <table:table-row table:style-name="Table2.3">
          <table:table-cell table:style-name="Table2.A2" office:value-type="string">
            <text:p text:style-name="P8"/>
            <text:p text:style-name="Standard"><text:span text:style-name="T8">Hoved-inntrykk: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<text:span text:style-name="T2">er et enkelt/i noen grad relevant svar på kortsvaroppgaven </text:span></text:p>
            <text:p text:style-name="P2"/>
            <text:p text:style-name="Standard"><text:span text:style-name="T2">er et enkelt/i noen grad et relevant svar på langsvar­oppgaven </text:span></text:p>
            <text:p text:style-name="P2"/>
            <text:p text:style-name="Standard"><text:span text:style-name="T3">viser noe forståelse og bruk av de vedlagte tekstene</text:span></text:p>
            <text:p text:style-name="P3"/>
            <text:p text:style-name="Standard"><text:span text:style-name="T4">er enkelt formulert</text:span></text:p>
          </table:table-cell>
          <table:table-cell table:style-name="Table2.A1" office:value-type="string">
            <text:p text:style-name="P14"><text:span text:style-name="T2">er et stort sett relevant svar på kortsvaroppgaven</text:span></text:p>
            <text:p text:style-name="P2"/>
            <text:p text:style-name="Standard"><text:span text:style-name="T2">er et stort sett relevant svar på langsvaroppgaven</text:span></text:p>
            <text:p text:style-name="P2"/>
            <text:p text:style-name="Standard"><text:span text:style-name="T3">viser at eleven forstår og bruker de vedlagte tekstene </text:span></text:p>
            <text:p text:style-name="P4"/>
            <text:p text:style-name="Standard"><text:span text:style-name="T2">er klart formulert, med godt og hensiktsmessig ordforråd</text:span></text:p>
          </table:table-cell>
          <table:table-cell table:style-name="Table2.A1" office:value-type="string">
            <text:p text:style-name="P14"><text:span text:style-name="T2">er et presist og relevant svar på kortsvaroppgaven</text:span></text:p>
            <text:p text:style-name="P2"/>
            <text:p text:style-name="Standard"><text:span text:style-name="T2">er et utfyllende og relevant svar på langsvaroppgaven</text:span></text:p>
            <text:p text:style-name="P2"/>
            <text:p text:style-name="Standard"><text:span text:style-name="T3">viser god forståelse og bruk av de vedlagte tekstene</text:span></text:p>
            <text:p text:style-name="P2"/>
            <text:p text:style-name="Standard"><text:span text:style-name="T2">er klart formulert, med hensiktsmessig og nyansert ordforråd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4">
          <table:table-cell table:style-name="Table2.A2" office:value-type="string">
            <text:p text:style-name="P6"/>
            <text:p text:style-name="Standard"><text:span text:style-name="T6">Språk og</text:span></text:p>
            <text:p text:style-name="Standard"><text:span text:style-name="T6">formelle ferdig­heter:</text:span></text:p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<text:span text:style-name="T2">har i noen grad sammen­binding mellom setninger og avsnitt</text:span></text:p>
            <text:p text:style-name="P2"/>
            <text:p text:style-name="Standard"><text:span text:style-name="T2">viser at eleven mestrer hoved­formene i formverket til en viss grad</text:span></text:p>
            <text:p text:style-name="P2"/>
            <text:p text:style-name="Standard"><text:span text:style-name="T2">viser at eleven mestrer orto­grafi og tegnsetting til en viss grad</text:span></text:p>
            <text:p text:style-name="P2"/>
            <text:p text:style-name="Standard"><text:span text:style-name="T2">skiller mellom sitat og egen­produsert tekst og </text:span><text:span text:style-name="T4">oppgir kilder</text:span></text:p>
          </table:table-cell>
          <table:table-cell table:style-name="Table2.A1" office:value-type="string">
            <text:p text:style-name="P14"><text:span text:style-name="T2">har nokså god/god sammenbind­ing mellom setninger og avsnitt</text:span></text:p>
            <text:p text:style-name="P2"/>
            <text:p text:style-name="Standard"><text:span text:style-name="T2">viser at eleven stort sett mestrer formverket</text:span></text:p>
            <text:p text:style-name="P2"/>
            <text:p text:style-name="Standard"><text:span text:style-name="T2">har stort sett korrekt ortografi og tegnsetting</text:span></text:p>
            <text:p text:style-name="P2"/>
            <text:p text:style-name="P5"/>
            <text:p text:style-name="Standard"><text:span text:style-name="T5">markerer sitat og viser til kilder på en ryddig måte</text:span></text:p>
          </table:table-cell>
          <table:table-cell table:style-name="Table2.A1" office:value-type="string">
            <text:p text:style-name="P14"><text:span text:style-name="T2">har god sammenbinding mellom setninger og avsnitt</text:span></text:p>
            <text:p text:style-name="P2"/>
            <text:p text:style-name="Standard"><text:span text:style-name="T2">viser at eleven mestrer formverket</text:span></text:p>
            <text:p text:style-name="P2"/>
            <text:p text:style-name="P2"/>
            <text:p text:style-name="Standard"><text:span text:style-name="T4">har gjennomgående korrekt ortografi og tegnsetting </text:span></text:p>
            <text:p text:style-name="P2"/>
            <text:p text:style-name="P5"/>
            <text:p text:style-name="Standard"><text:span text:style-name="T5">markerer sitat og viser til kilder ryddig og nøyaktig</text:span></text:p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table-cell table:style-name="Table2.A2" office:value-type="string">
            <text:p text:style-name="P6"/>
            <text:p text:style-name="Standard"><text:span text:style-name="T6">Kortsvar: 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><text:span text:style-name="T2">har en viss sammen­heng og enkel struktur </text:span></text:p>
            <text:p text:style-name="P2"/>
            <text:p text:style-name="Standard"><text:span text:style-name="T2">gjør greie for faglige emner,</text:span></text:p>
            <text:p text:style-name="Standard"><text:span text:style-name="T2">kommenterer eller argumenterer på en enkel måte</text:span></text:p>
            <text:p text:style-name="P2"/>
            <text:p text:style-name="Standard"><text:span text:style-name="T2">viser spor av at oversettelsen preges av ord for ord oversettelse og ordstilling</text:span></text:p>
            <text:p text:style-name="P12"/>
            <text:p text:style-name="Standard"><text:span text:style-name="T2">peker på noen særtrekk i tekster</text:span></text:p>
            <text:p text:style-name="P2"/>
            <text:p text:style-name="Standard"><text:span text:style-name="T2">bruker et enkelt fagspråk</text:span></text:p>
          </table:table-cell>
          <table:table-cell table:style-name="Table2.A1" office:value-type="string">
            <text:p text:style-name="P14"><text:span text:style-name="T2">har tematisk sammenheng og hensiktsmessig struktur </text:span></text:p>
            <text:p text:style-name="P14"><text:span text:style-name="T2">gjør greie for faglige emner, kommenterer eller argumenterer <text:s/>på en nokså ryddig/ ryddig måte</text:span></text:p>
            <text:p text:style-name="P2"/>
            <text:p text:style-name="Standard"><text:span text:style-name="T2">oversetter og tilpasser teksten stort sett til et naturlig språk</text:span></text:p>
            <text:p text:style-name="P2"/>
            <text:p text:style-name="Standard"><text:span text:style-name="T4">gjør greie for karakteristiske særtrekk ved tekster </text:span></text:p>
            <text:p text:style-name="P3"/>
            <text:p text:style-name="Standard"><text:span text:style-name="T4">har et formålstjenlig fagspråk</text:span></text:p>
          </table:table-cell>
          <table:table-cell table:style-name="Table2.A1" office:value-type="string">
            <text:p text:style-name="P14"><text:span text:style-name="T2">har tematisk sammenheng og klart, hensiktsmessig struktur</text:span></text:p>
            <text:p text:style-name="P14"><text:span text:style-name="T2">gjør greie for faglige emner, kommenterer eller argumenterer på en ryddig og klar måte</text:span></text:p>
            <text:p text:style-name="P2"/>
            <text:p text:style-name="Standard"><text:span text:style-name="T2">oversetter og tilpasser teksten til et anvendelig og naturlig språk med god flyt</text:span></text:p>
            <text:p text:style-name="P3"/>
            <text:p text:style-name="Standard"><text:span text:style-name="T4">gjør godt greie for karakteristiske sær- trekk ved tekster </text:span></text:p>
            <text:p text:style-name="P3"/>
            <text:p text:style-name="Standard"><text:span text:style-name="T4">har et presist og formålstjenlig fagspråk</text:span></text:p>
          </table:table-cell>
          <table:table-cell table:style-name="Table2.A1" table:number-columns-spanned="2" office:value-type="string">
            <text:p text:style-name="P2"/>
            <text:p text:style-name="P2"/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table:number-columns-spanned="6" office:value-type="string">
            <text:p text:style-name="Standard"><text:span text:style-name="T13">Informative, argumenterende og resonnerende tekster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Standard"><text:span text:style-name="T6">1</text:span></text:p>
          </table:table-cell>
          <table:table-cell table:style-name="Table4.A1" office:value-type="string">
            <text:p text:style-name="Standard"><text:span text:style-name="T6">Karakter 2</text:span></text:p>
            <text:p text:style-name="Standard"><text:span text:style-name="T6">Den aktuelle elevteksten</text:span></text:p>
          </table:table-cell>
          <table:table-cell table:style-name="Table4.A1" office:value-type="string">
            <text:p text:style-name="Standard"><text:span text:style-name="T6">Karakter 3 – 4</text:span></text:p>
            <text:p text:style-name="Standard"><text:span text:style-name="T6">Den aktuelle elevteksten</text:span></text:p>
          </table:table-cell>
          <table:table-cell table:style-name="Table4.A1" office:value-type="string">
            <text:p text:style-name="Standard"><text:span text:style-name="T6">Karakter 5 – 6</text:span></text:p>
            <text:p text:style-name="Standard"><text:span text:style-name="T6">Den aktuelle elevteksten</text:span></text:p>
          </table:table-cell>
          <table:table-cell table:style-name="Table4.A1" office:value-type="string">
            <text:p text:style-name="Standard"><text:span text:style-name="T6">Kommentar</text:span></text:p>
          </table:table-cell>
        </table:table-row>
        <table:table-row table:style-name="Table4.3">
          <table:table-cell table:style-name="Table4.A3" office:value-type="string">
            <text:p text:style-name="P6"/>
            <text:p text:style-name="Standard"><text:span text:style-name="T6">Informa­tive, argumen­te­rende og <text:s/>reson­ne­rende tekster:</text:span></text:p>
          </table:table-cell>
          <table:table-cell table:style-name="Table4.A3" office:value-type="string">
            <text:p text:style-name="P2"/>
          </table:table-cell>
          <table:table-cell table:style-name="Table4.A3" office:value-type="string">
            <text:p text:style-name="P14"><text:span text:style-name="T2">har en viss tematisk sammenheng og en enkel struktur</text:span></text:p>
            <text:p text:style-name="P2"/>
            <text:p text:style-name="Standard"><text:span text:style-name="T2">har med noen eksempler og/eller momenter</text:span></text:p>
            <text:p text:style-name="P2"/>
            <text:p text:style-name="Standard"><text:span text:style-name="T2">gjør greie for faglige emner på en enkel måte</text:span></text:p>
            <text:p text:style-name="P2"/>
            <text:p text:style-name="Standard"><text:span text:style-name="T2">gjengir hovedsyn i noen grad</text:span></text:p>
            <text:p text:style-name="P2"/>
            <text:p text:style-name="Standard"><text:span text:style-name="T2">argumenterer på en delvis overbevisende måte</text:span></text:p>
            <text:p text:style-name="P2"/>
            <text:p text:style-name="Standard"><text:span text:style-name="T2">har enkle resonne­menter</text:span></text:p>
            <text:p text:style-name="P2"/>
            <text:p text:style-name="P2"/>
            <text:p text:style-name="P2"/>
            <text:p text:style-name="P2"/>
            <text:p text:style-name="Standard"><text:span text:style-name="T2">har noen oppsummeringer eller enkle konklusjoner</text:span></text:p>
            <text:p text:style-name="P2"/>
            <text:p text:style-name="Standard"><text:span text:style-name="T2">viser noe refleksjon</text:span></text:p>
            <text:p text:style-name="P2"/>
            <text:p text:style-name="Standard"><text:span text:style-name="T2">bruker eventuelle kilder på en delvis relevant måte</text:span></text:p>
            <text:p text:style-name="P2"/>
          </table:table-cell>
          <table:table-cell table:style-name="Table4.A3" office:value-type="string">
            <text:p text:style-name="P14"><text:span text:style-name="T2">har <text:s/>tematisk sammenheng og hensiktsmessig struktur</text:span></text:p>
            <text:p text:style-name="P2"/>
            <text:p text:style-name="Standard"><text:span text:style-name="T2">har med relevante eksempler og/eller momenter</text:span></text:p>
            <text:p text:style-name="P2"/>
            <text:p text:style-name="P2"/>
            <text:p text:style-name="Standard"><text:span text:style-name="T2">gjør greie for faglige emner på en stort sett ryddig måte</text:span></text:p>
            <text:p text:style-name="P2"/>
            <text:p text:style-name="Standard"><text:span text:style-name="T2">formulerer hovedsyn </text:span></text:p>
            <text:p text:style-name="P2"/>
            <text:p text:style-name="Standard"><text:span text:style-name="T2">argumenterer saklig, på en stort sett overbevisende måte</text:span></text:p>
            <text:p text:style-name="P2"/>
            <text:p text:style-name="Standard"><text:span text:style-name="T2">har klare resonnementer, viser evne til å drøfte et emne oversiktlig </text:span></text:p>
            <text:p text:style-name="P2"/>
            <text:p text:style-name="P2"/>
            <text:p text:style-name="Standard"><text:span text:style-name="T2">har oppsummeringer eller konklusjoner </text:span></text:p>
            <text:p text:style-name="P2"/>
            <text:p text:style-name="Standard"><text:span text:style-name="T2">viser nokså gode eller gode refleksjon</text:span></text:p>
            <text:p text:style-name="P2"/>
            <text:p text:style-name="Standard"><text:span text:style-name="T2">bruker eventuelle kilder på en relevant og etterprøvbar måte</text:span></text:p>
          </table:table-cell>
          <table:table-cell table:style-name="Table4.A3" office:value-type="string">
            <text:p text:style-name="P14"><text:span text:style-name="T2">har klar tematisk sammenheng, hensiktsmessig og god struktur</text:span></text:p>
            <text:p text:style-name="P2"/>
            <text:p text:style-name="Standard"><text:span text:style-name="T2">har med relevante eksempler og/eller momenter som med god bredde </text:span></text:p>
            <text:p text:style-name="P2"/>
            <text:p text:style-name="Standard"><text:span text:style-name="T2"><text:s/>gjør greie for faglige emner på en relevant og ryddig måte </text:span></text:p>
            <text:p text:style-name="P2"/>
            <text:p text:style-name="Standard"><text:span text:style-name="T2">formulerer</text:span><text:span text:style-name="T16"> </text:span><text:span text:style-name="T2">hovedsynet klart og presist</text:span></text:p>
            <text:p text:style-name="P2"/>
            <text:p text:style-name="Standard"><text:span text:style-name="T2">argumenterer saklig, på en overbevisende måte</text:span></text:p>
            <text:p text:style-name="P2"/>
            <text:p text:style-name="Standard"><text:span text:style-name="T2">har klare resonnementer, viser evne til å drøfte et emne saklig og nyansert</text:span></text:p>
            <text:p text:style-name="P2"/>
            <text:p text:style-name="Standard"><text:span text:style-name="T2">har poengterte oppsummeringer eller konklusjoner </text:span></text:p>
            <text:p text:style-name="P2"/>
            <text:p text:style-name="Standard"><text:span text:style-name="T2">viser meget god evne til refleksjon, viser selvstendighet</text:span></text:p>
            <text:p text:style-name="P2"/>
            <text:p text:style-name="Standard"><text:span text:style-name="T2">bruker eventuelle kilder relevant, etterprøvbart og selvstendig</text:span></text:p>
          </table:table-cell>
          <table:table-cell table:style-name="Table4.A3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3"><text:span text:style-name="T2"><text:tab/></text:span></text:p>
          </table:table-cell>
        </table:table-row>
        <table:table-row table:style-name="Table4.4">
          <table:table-cell table:style-name="Table4.A1" office:value-type="string">
            <text:p text:style-name="Standard"><text:span text:style-name="T6">Samlet vurdering av kort­svar og langsvar: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  <text:p text:style-name="Standard"><text:span text:style-name="T2">Samlet sett viser elevsvaret</text:span><text:span text:style-name="T6"> </text:span></text:p>
            <text:p text:style-name="P6"/>
            <text:p text:style-name="Standard"><text:span text:style-name="T6"><text:s/>lav kompetanse i faget</text:span></text:p>
          </table:table-cell>
          <table:table-cell table:style-name="Table4.A1" office:value-type="string">
            <text:p text:style-name="P2"/>
            <text:p text:style-name="Standard"><text:span text:style-name="T2">Samlet sett viser elevsvaret </text:span></text:p>
            <text:p text:style-name="Standard"><text:span text:style-name="T6">nokså god kompetanse i faget</text:span><text:span text:style-name="T2"> </text:span></text:p>
            <text:p text:style-name="Standard"><text:span text:style-name="T2">eller </text:span></text:p>
            <text:p text:style-name="Standard"><text:span text:style-name="T6">god kompetanse i faget</text:span><text:span text:style-name="T2"> </text:span></text:p>
          </table:table-cell>
          <table:table-cell table:style-name="Table4.A1" office:value-type="string">
            <text:p text:style-name="P2"/>
            <text:p text:style-name="Standard"><text:span text:style-name="T2">Samlet sett viser elevsvaret </text:span></text:p>
            <text:p text:style-name="Standard"><text:span text:style-name="T6">meget god kompetanse i faget </text:span><text:span text:style-name="T2">eller </text:span></text:p>
            <text:p text:style-name="Standard"><text:span text:style-name="T6">fremragende kompetanse i faget</text:span><text:span text:style-name="T2"> </text:span></text:p>
          </table:table-cell>
          <table:table-cell table:style-name="Table4.A1" office:value-type="string">
            <text:p text:style-name="Standard"/>
            <text:p text:style-name="Standard"><text:span text:style-name="T7">Karakterforslag: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Standard"><text:span text:style-name="T14">Analyser, tolkinger, sammenlikninger 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Standard"><text:span text:style-name="T6">1</text:span></text:p>
          </table:table-cell>
          <table:table-cell table:style-name="Table5.A1" office:value-type="string">
            <text:p text:style-name="Standard"><text:span text:style-name="T6">Karakter 2 </text:span></text:p>
            <text:p text:style-name="Standard"><text:span text:style-name="T6">Den aktuelle elevteksten</text:span></text:p>
          </table:table-cell>
          <table:table-cell table:style-name="Table5.A1" office:value-type="string">
            <text:p text:style-name="Standard"><text:span text:style-name="T6">Karakter 3 – 4 </text:span></text:p>
            <text:p text:style-name="Standard"><text:span text:style-name="T6">Den aktuelle elevteksten</text:span></text:p>
          </table:table-cell>
          <table:table-cell table:style-name="Table5.A1" office:value-type="string">
            <text:p text:style-name="Standard"><text:span text:style-name="T6">Karakter 5 -6 </text:span></text:p>
            <text:p text:style-name="Standard"><text:span text:style-name="T6">Den aktuelle elevteksten</text:span></text:p>
          </table:table-cell>
          <table:table-cell table:style-name="Table5.A1" office:value-type="string">
            <text:p text:style-name="Standard"><text:span text:style-name="T6">Kommentar</text:span></text:p>
          </table:table-cell>
        </table:table-row>
        <table:table-row table:style-name="Table5.3">
          <table:table-cell table:style-name="Table5.A3" office:value-type="string">
            <text:p text:style-name="P2"/>
            <text:p text:style-name="Standard"><text:span text:style-name="T6">Analyser, tolkinger og sammen­likninger:</text:span></text:p>
            <text:p text:style-name="P6"/>
            <text:p text:style-name="P6"/>
          </table:table-cell>
          <table:table-cell table:style-name="Table5.A3" office:value-type="string">
            <text:p text:style-name="P2"/>
          </table:table-cell>
          <table:table-cell table:style-name="Table5.A3" office:value-type="string">
            <text:p text:style-name="P14"><text:span text:style-name="T2">har en struktur som til en viss grad samsvarer med formålet og emnet</text:span></text:p>
            <text:p text:style-name="P2"/>
            <text:p text:style-name="Standard"><text:span text:style-name="T2">peker på noen virkemidler i tekster</text:span></text:p>
            <text:p text:style-name="P2"/>
            <text:p text:style-name="P2"/>
            <text:p text:style-name="Standard"><text:span text:style-name="T2">peker på noen sider ved argumentasjon/bruk av appellformer</text:span></text:p>
            <text:p text:style-name="P2"/>
            <text:p text:style-name="Standard"><text:span text:style-name="T2">peker på noen sider ved tema/ budskap/hoved­synspunkt </text:span></text:p>
            <text:p text:style-name="P2"/>
            <text:p text:style-name="Standard"><text:span text:style-name="T2">reflekterer over tekster på en enkel måte</text:span></text:p>
            <text:p text:style-name="P2"/>
            <text:p text:style-name="Standard"><text:span text:style-name="T2">har noen vurderinger</text:span></text:p>
            <text:p text:style-name="P2"/>
            <text:p text:style-name="Standard"><text:span text:style-name="T2">sammenlikner noen sider ved tekster</text:span></text:p>
            <text:p text:style-name="P2"/>
            <text:p text:style-name="Standard"><text:span text:style-name="T2">bruker enkelt fagspråk</text:span></text:p>
            <text:p text:style-name="P2"/>
            <text:p text:style-name="Standard"><text:span text:style-name="T2">viser en viss kjennskap til den kulturhis­toriske sammenhengen </text:span></text:p>
            <text:p text:style-name="P2"/>
            <text:p text:style-name="Standard"><text:span text:style-name="T2">bruker eventuelle kilder på en delvis relevant måte</text:span></text:p>
            <text:p text:style-name="P2"/>
          </table:table-cell>
          <table:table-cell table:style-name="Table5.A3" office:value-type="string">
            <text:p text:style-name="P14"><text:span text:style-name="T2">har en struktur som samsvarer</text:span></text:p>
            <text:p text:style-name="Standard"><text:span text:style-name="T2">med formålet og emnet</text:span></text:p>
            <text:p text:style-name="Standard"><text:span text:style-name="T2"><text:s/></text:span></text:p>
            <text:p text:style-name="P2"/>
            <text:p text:style-name="Standard"><text:span text:style-name="T2">gjør greie for noen virkemidler og viser i noen grad hvordan de fungerer i teksten </text:span></text:p>
            <text:p text:style-name="P2"/>
            <text:p text:style-name="Standard"><text:span text:style-name="T2">gjør greie for hovedtrekk i argu­men­ta­sjon/bruk av appellformer og funksjonen de har </text:span></text:p>
            <text:p text:style-name="P2"/>
            <text:p text:style-name="Standard"><text:span text:style-name="T2">gjør greie for tema/ budskap/hovedsynspunkt </text:span></text:p>
            <text:p text:style-name="P2"/>
            <text:p text:style-name="Standard"><text:span text:style-name="T2">reflekterer over tekster på en relevant måte</text:span></text:p>
            <text:p text:style-name="P2"/>
            <text:p text:style-name="Standard"><text:span text:style-name="T2">har vurderinger og grunngitte</text:span></text:p>
            <text:p text:style-name="Standard"><text:span text:style-name="T2">synspunkter</text:span></text:p>
            <text:p text:style-name="P2"/>
            <text:p text:style-name="Standard"><text:span text:style-name="T2">sammenlikner tekster på en oversiktlig måte</text:span></text:p>
            <text:p text:style-name="P2"/>
            <text:p text:style-name="Standard"><text:span text:style-name="T2">bruker relevant fagspråk</text:span></text:p>
            <text:p text:style-name="P2"/>
            <text:p text:style-name="Standard"><text:span text:style-name="T2">viser at eleven kan plassere tekster kulturhistorisk, med noe forståelse for sammenhengen</text:span></text:p>
            <text:p text:style-name="P2"/>
            <text:p text:style-name="Standard"><text:span text:style-name="T2">bruker eventuelle kilder på en relevant og etterprøvbar måte</text:span></text:p>
            <text:p text:style-name="P2"/>
          </table:table-cell>
          <table:table-cell table:style-name="Table5.A3" office:value-type="string">
            <text:p text:style-name="P14"><text:span text:style-name="T2">er selvstendig utformet, med en</text:span></text:p>
            <text:p text:style-name="Standard"><text:span text:style-name="T2">struktur som samsvarer med</text:span></text:p>
            <text:p text:style-name="Standard"><text:span text:style-name="T2">formålet og emnet</text:span></text:p>
            <text:p text:style-name="P2"/>
            <text:p text:style-name="Standard"><text:span text:style-name="T2">gjør greie for virkemidler og viser hvordan de fungerer i teksten </text:span></text:p>
            <text:p text:style-name="P2"/>
            <text:p text:style-name="Standard"><text:span text:style-name="T2">gjør presist greie for argumentasjon/ bruk av appell­former og funksjonen de har </text:span></text:p>
            <text:p text:style-name="P2"/>
            <text:p text:style-name="Standard"><text:span text:style-name="T2">gjør greie for tema/ budskap/ hoved­synspunkt på en selvstendig måte</text:span></text:p>
            <text:p text:style-name="P2"/>
            <text:p text:style-name="Standard"><text:span text:style-name="T2">reflekterer over tekster på en relevant og selvstendig måte </text:span></text:p>
            <text:p text:style-name="P2"/>
            <text:p text:style-name="Standard"><text:span text:style-name="T2">har selvstendige vurderinger og</text:span></text:p>
            <text:p text:style-name="Standard"><text:span text:style-name="T2">grunngitte synspunkter</text:span></text:p>
            <text:p text:style-name="P2"/>
            <text:p text:style-name="Standard"><text:span text:style-name="T2">sammenlikner tekster på en oversiktlig og god måte</text:span></text:p>
            <text:p text:style-name="P2"/>
            <text:p text:style-name="Standard"><text:span text:style-name="T2">bruker presist og relevant fagspråk </text:span></text:p>
            <text:p text:style-name="P2"/>
            <text:p text:style-name="Standard"><text:span text:style-name="T2">viser at eleven kan plassere tekster kulturhistorisk, med forståelse for sammenhengen</text:span></text:p>
            <text:p text:style-name="P2"/>
            <text:p text:style-name="Standard"><text:span text:style-name="T2">bruker eventuelle kilder relevant, etterprøvbart og selvstendig</text:span></text:p>
          </table:table-cell>
          <table:table-cell table:style-name="Table5.A3" office:value-type="string">
            <text:p text:style-name="Standard"><text:span text:style-name="T2"><text:s/></text:span></text:p>
            <text:p text:style-name="P10"/>
          </table:table-cell>
        </table:table-row>
        <table:table-row table:style-name="Table5.4">
          <table:table-cell table:style-name="Table5.A1" office:value-type="string">
            <text:p text:style-name="Standard"><text:span text:style-name="T6">Samlet vurdering av kort­svar og langsvar:</text:span>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4"><text:span text:style-name="T2">Samlet sett viser elevsvaret</text:span><text:span text:style-name="T6"> </text:span></text:p>
            <text:p text:style-name="Standard"><text:span text:style-name="T6"><text:s/>lav kompetanse i faget</text:span></text:p>
          </table:table-cell>
          <table:table-cell table:style-name="Table5.A1" office:value-type="string">
            <text:p text:style-name="P14"><text:span text:style-name="T2">Samlet sett viser elevsvaret </text:span></text:p>
            <text:p text:style-name="Standard"><text:span text:style-name="T6">nokså god kompetanse i faget</text:span><text:span text:style-name="T2"> </text:span></text:p>
            <text:p text:style-name="Standard"><text:span text:style-name="T2">eller </text:span></text:p>
            <text:p text:style-name="Standard"><text:span text:style-name="T6">god kompetanse i faget</text:span><text:span text:style-name="T2"> </text:span></text:p>
          </table:table-cell>
          <table:table-cell table:style-name="Table5.A1" office:value-type="string">
            <text:p text:style-name="P14"><text:span text:style-name="T2">Samle</text:span><text:bookmark text:name="_GoBack"/><text:span text:style-name="T2">t sett viser elevsvaret </text:span></text:p>
            <text:p text:style-name="Standard"><text:span text:style-name="T6">meget god kompetanse i faget </text:span></text:p>
            <text:p text:style-name="Standard"><text:span text:style-name="T2">eller </text:span></text:p>
            <text:p text:style-name="Standard"><text:span text:style-name="T6">fremragende kompetanse i faget</text:span><text:span text:style-name="T2"> </text:span></text:p>
          </table:table-cell>
          <table:table-cell table:style-name="Table5.A1" office:value-type="string">
            <text:p text:style-name="P7"/>
            <text:p text:style-name="Standard"><text:span text:style-name="T7">Karakterforslag:</text:span></text:p>
            <text:p text:style-name="P2"/>
          </table:table-cell>
        </table:table-row>
      </table:table>
      <text:p text:style-name="P7"/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Standard"><text:span text:style-name="T14">Kreative tekster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Standard"><text:span text:style-name="T6">1</text:span></text:p>
          </table:table-cell>
          <table:table-cell table:style-name="Table6.A1" office:value-type="string">
            <text:p text:style-name="Standard"><text:span text:style-name="T6">Karakter 2</text:span></text:p>
            <text:p text:style-name="Standard"><text:span text:style-name="T6">Den aktuelle elevteksten</text:span></text:p>
          </table:table-cell>
          <table:table-cell table:style-name="Table6.A1" office:value-type="string">
            <text:p text:style-name="Standard"><text:span text:style-name="T6">Karakter 3 – 4</text:span></text:p>
            <text:p text:style-name="Standard"><text:span text:style-name="T6">Den aktuelle elevteksten</text:span></text:p>
          </table:table-cell>
          <table:table-cell table:style-name="Table6.A1" office:value-type="string">
            <text:p text:style-name="Standard"><text:span text:style-name="T6">karakter 5 – 6</text:span></text:p>
            <text:p text:style-name="Standard"><text:span text:style-name="T6">Den aktuelle elevteksten</text:span></text:p>
          </table:table-cell>
          <table:table-cell table:style-name="Table6.A1" office:value-type="string">
            <text:p text:style-name="Standard"><text:span text:style-name="T6">Kommentar</text:span></text:p>
          </table:table-cell>
        </table:table-row>
        <table:table-row table:style-name="Table6.3">
          <table:table-cell table:style-name="Table6.A3" office:value-type="string">
            <text:p text:style-name="Standard"><text:span text:style-name="T6">Kreative tekster:</text:span></text:p>
          </table:table-cell>
          <table:table-cell table:style-name="Table6.A3" office:value-type="string">
            <text:p text:style-name="P2"/>
          </table:table-cell>
          <table:table-cell table:style-name="Table6.A3" office:value-type="string">
            <text:p text:style-name="P2"/>
            <text:p text:style-name="Standard"><text:span text:style-name="T2">har en struktur som til en viss grad samsvarer med formålet og emnet</text:span></text:p>
            <text:p text:style-name="P2"/>
            <text:p text:style-name="Standard"><text:span text:style-name="T2">bruker noen enkle språklige</text:span></text:p>
            <text:p text:style-name="Standard"><text:span text:style-name="T2">virkemidler</text:span></text:p>
            <text:p text:style-name="P2"/>
            <text:p text:style-name="Standard"><text:span text:style-name="T2">viser noe språklig kreativitet</text:span></text:p>
            <text:p text:style-name="P2"/>
            <text:p text:style-name="Standard"><text:span text:style-name="T2">viser at eleven har valgt noen</text:span></text:p>
            <text:p text:style-name="Standard"><text:span text:style-name="T2">eksempler og/eller</text:span></text:p>
            <text:p text:style-name="Standard"><text:span text:style-name="T2">innfallsvinkler</text:span></text:p>
            <text:p text:style-name="P2"/>
            <text:p text:style-name="P2"/>
            <text:p text:style-name="Standard"><text:span text:style-name="T2">viser i noen grad til språklig/kulturhistorisk kunnskap (dersom det er relevant)</text:span></text:p>
            <text:p text:style-name="P2"/>
            <text:p text:style-name="Standard"><text:span text:style-name="T2">bruker vedlagte tekster til en viss grad</text:span></text:p>
            <text:p text:style-name="P2"/>
          </table:table-cell>
          <table:table-cell table:style-name="Table6.A3" office:value-type="string">
            <text:p text:style-name="P2"/>
            <text:p text:style-name="Standard"><text:span text:style-name="T2">har en struktur som samsvarer</text:span></text:p>
            <text:p text:style-name="Standard"><text:span text:style-name="T2">med formålet og emnet</text:span></text:p>
            <text:p text:style-name="Standard"><text:span text:style-name="T2"><text:s/></text:span></text:p>
            <text:p text:style-name="P2"/>
            <text:p text:style-name="Standard"><text:span text:style-name="T2">bruker språklige virkemidler</text:span></text:p>
            <text:p text:style-name="Standard"><text:span text:style-name="T2">bevisst</text:span></text:p>
            <text:p text:style-name="P2"/>
            <text:p text:style-name="Standard"><text:span text:style-name="T2">viser språklig kreativitet</text:span></text:p>
            <text:p text:style-name="P2"/>
            <text:p text:style-name="Standard"><text:span text:style-name="T2">viser kreativitet i eksempler</text:span></text:p>
            <text:p text:style-name="Standard"><text:span text:style-name="T2">og/eller innfallsvinkler</text:span></text:p>
            <text:p text:style-name="P2"/>
            <text:p text:style-name="P2"/>
            <text:p text:style-name="P2"/>
            <text:p text:style-name="Standard"><text:span text:style-name="T9">viser til og bruker språklig/</text:span></text:p>
            <text:p text:style-name="Standard"><text:span text:style-name="T9">kulturhistorisk kunnskap ( dersom</text:span></text:p>
            <text:p text:style-name="Standard"><text:span text:style-name="T2">det er relevant)</text:span></text:p>
            <text:p text:style-name="P2"/>
            <text:p text:style-name="P2"/>
            <text:p text:style-name="Standard"><text:span text:style-name="T2">bruker vedlagte tekster på en selvstendig måte</text:span></text:p>
            <text:p text:style-name="P2"/>
          </table:table-cell>
          <table:table-cell table:style-name="Table6.A3" office:value-type="string">
            <text:p text:style-name="P2"/>
            <text:p text:style-name="Standard"><text:span text:style-name="T2">er selvstendig utformet, med en</text:span></text:p>
            <text:p text:style-name="Standard"><text:span text:style-name="T2">struktur som samsvarer med</text:span></text:p>
            <text:p text:style-name="Standard"><text:span text:style-name="T2">formålet og emnet</text:span></text:p>
            <text:p text:style-name="P2"/>
            <text:p text:style-name="Standard"><text:span text:style-name="T2">bruker virkemidler bevisst og</text:span></text:p>
            <text:p text:style-name="Standard"><text:span text:style-name="T2">utforskende</text:span></text:p>
            <text:p text:style-name="P2"/>
            <text:p text:style-name="Standard"><text:span text:style-name="T2">viser språklig kreativitet og har en personlig språkføring</text:span></text:p>
            <text:p text:style-name="P2"/>
            <text:p text:style-name="Standard"><text:span text:style-name="T2">vise kreativitet og originalitet i</text:span></text:p>
            <text:p text:style-name="Standard"><text:span text:style-name="T2">eksempler og/eller innfallsvinkler</text:span></text:p>
            <text:p text:style-name="P2"/>
            <text:p text:style-name="Standard"><text:span text:style-name="T2">viser til og reflekterer over</text:span></text:p>
            <text:p text:style-name="Standard"><text:span text:style-name="T9">språklig/kulturhistorisk kunnskap</text:span></text:p>
            <text:p text:style-name="Standard"><text:span text:style-name="T9">(dersom det er relevant)</text:span></text:p>
            <text:p text:style-name="P11"/>
            <text:p text:style-name="Standard"><text:span text:style-name="T2">bruker vedlagte tekster på en</text:span></text:p>
            <text:p text:style-name="Standard"><text:span text:style-name="T2">kreativ og selvstendig måte</text:span></text:p>
          </table:table-cell>
          <table:table-cell table:style-name="Table6.A3" office:value-type="string">
            <text:p text:style-name="P2"/>
            <text:p text:style-name="P2"/>
          </table:table-cell>
        </table:table-row>
        <table:table-row table:style-name="Table6.4">
          <table:table-cell table:style-name="Table6.A1" office:value-type="string">
            <text:p text:style-name="P14"><text:span text:style-name="T6">Samlet vurdering av kort­svar og langsvar:</text:span>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  <text:p text:style-name="Standard"><text:span text:style-name="T2">Samlet sett viser elevsvaret</text:span><text:span text:style-name="T6"> </text:span></text:p>
            <text:p text:style-name="P6"/>
            <text:p text:style-name="Standard"><text:span text:style-name="T6"><text:s/>lav kompetanse i faget</text:span></text:p>
          </table:table-cell>
          <table:table-cell table:style-name="Table6.A1" office:value-type="string">
            <text:p text:style-name="P2"/>
            <text:p text:style-name="Standard"><text:span text:style-name="T2">Samlet sett viser elevsvaret </text:span></text:p>
            <text:p text:style-name="Standard"><text:span text:style-name="T6">nokså god kompetanse i faget</text:span><text:span text:style-name="T2"> </text:span></text:p>
            <text:p text:style-name="Standard"><text:span text:style-name="T2">eller </text:span></text:p>
            <text:p text:style-name="Standard"><text:span text:style-name="T6">god kompetanse i faget</text:span><text:span text:style-name="T2"> </text:span></text:p>
          </table:table-cell>
          <table:table-cell table:style-name="Table6.A1" office:value-type="string">
            <text:p text:style-name="P2"/>
            <text:p text:style-name="Standard"><text:span text:style-name="T2">Samlet sett viser elevsvaret </text:span></text:p>
            <text:p text:style-name="Standard"><text:span text:style-name="T6">meget god kompetanse i faget </text:span><text:span text:style-name="T2">eller </text:span></text:p>
            <text:p text:style-name="Standard"><text:span text:style-name="T6">fremragende kompetanse i faget</text:span><text:span text:style-name="T2"> </text:span></text:p>
            <text:p text:style-name="P2"/>
          </table:table-cell>
          <table:table-cell table:style-name="Table6.A1" office:value-type="string">
            <text:p text:style-name="P2"/>
            <text:p text:style-name="Standard"><text:span text:style-name="T6">Karakterforslag: </text:span>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anklin Gothic Book1" svg:font-family="'Franklin Gothic Book'" style:font-family-generic="system" style:font-pitch="variable"/>
    <style:font-face style:name="FranklinGothic-Book" svg:font-family="FranklinGothic-Book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ranklin Gothic Book" fo:font-family="'Franklin Gothic Book'" style:font-family-generic="roman" style:font-pitch="variable" fo:font-size="12pt" fo:language="nb" fo:country="NO" style:font-name-asian="Times New Roman" style:font-family-asian="'Times New Roman'" style:font-family-generic-asian="system" style:font-pitch-asian="variable" style:font-size-asian="12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line-height="0.529cm"/>
      <style:text-properties style:font-name="Franklin Gothic Medium" fo:font-family="'Franklin Gothic Medium'" style:font-family-generic="roman" style:font-pitch="variable" fo:font-weight="bold" style:language-asian="en" style:country-asian="US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Overskrift_20_2_20_Tegn" style:display-name="Overskrift 2 Tegn" style:family="text" style:parent-style-name="Default_20_Paragraph_20_Font">
      <style:text-properties style:font-name="Franklin Gothic Medium" fo:font-family="'Franklin Gothic Medium'" style:font-family-generic="roman" style:font-pitch="variable" fo:font-size="12pt" fo:language="nb" fo:country="NO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opptekst_20_Tegn" style:display-name="Topp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" style:font-family-asian="'Times New Roman'" style:font-family-generic-asian="system" style:font-pitch-asian="variable" style:font-size-asian="12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Bunntekst_20_Tegn" style:display-name="Bunn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" style:font-family-asian="'Times New Roman'" style:font-family-generic-asian="system" style:font-pitch-asian="variable" style:font-size-asian="12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system" style:font-pitch-complex="variable"/>
    </style:style>
    <style:style style:name="Brødtekst_20_Tegn" style:display-name="Brød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" style:font-family-asian="'Times New Roman'" style:font-family-generic-asian="system" style:font-pitch-asian="variable" style:font-size-asian="12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27.504cm" fo:margin-left="-2.311cm" fo:margin-top="0cm" fo:margin-bottom="0cm" table:align="left" style:writing-mode="lr-tb"/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22.504cm"/>
    </style:style>
    <style:style style:name="Table1.C" style:family="table-column">
      <style:table-column-properties style:column-width="2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Table3" style:family="table">
      <style:table-properties style:width="27.504cm" fo:margin-left="-2.311cm" fo:margin-top="0cm" fo:margin-bottom="0cm" table:align="left" style:writing-mode="lr-tb"/>
    </style:style>
    <style:style style:name="Table3.A" style:family="table-column">
      <style:table-column-properties style:column-width="2.249cm"/>
    </style:style>
    <style:style style:name="Table3.B" style:family="table-column">
      <style:table-column-properties style:column-width="22.504cm"/>
    </style:style>
    <style:style style:name="Table3.C" style:family="table-column">
      <style:table-column-properties style:column-width="2.7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Table7" style:family="table">
      <style:table-properties style:width="27.504cm" fo:margin-left="-2.311cm" fo:margin-top="0cm" fo:margin-bottom="0cm" table:align="left" style:writing-mode="lr-tb"/>
    </style:style>
    <style:style style:name="Table7.A" style:family="table-column">
      <style:table-column-properties style:column-width="2.249cm"/>
    </style:style>
    <style:style style:name="Table7.B" style:family="table-column">
      <style:table-column-properties style:column-width="22.504cm"/>
    </style:style>
    <style:style style:name="Table7.C" style:family="table-column">
      <style:table-column-properties style:column-width="2.75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MP1" style:family="paragraph" style:parent-style-name="Footer">
      <style:text-properties fo:color="#8b8678" fo:font-size="9pt" style:font-size-asian="9pt" style:font-size-complex="9pt"/>
    </style:style>
    <style:style style:name="MT1" style:family="text">
      <style:text-properties fo:color="#44546a" fo:font-size="11pt" fo:font-style="italic" style:font-size-asian="11pt" style:font-style-asian="italic" style:font-size-complex="11pt"/>
    </style:style>
    <style:style style:name="MT2" style:family="text">
      <style:text-properties fo:color="#8b8678" fo:font-size="9pt" style:font-size-asian="9pt" style:font-size-complex="9pt"/>
    </style:style>
    <style:style style:name="MT3" style:family="text">
      <style:text-properties fo:color="#44546a" fo:font-size="11pt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4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right">
      <style:page-layout-properties fo:page-width="29.7cm" fo:page-height="21.001cm" style:num-format="1" style:paper-tray-name="[From printer settings]" style:print-orientation="landscape" fo:margin-top="1.249cm" fo:margin-bottom="1.249cm" fo:margin-left="2.499cm" fo:margin-right="2.499cm" fo:border="none" fo:padding="0cm" style:shadow="none" fo:background-color="transparent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7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Vurderingsskjema til eksamen, samisk 1 Vg3. Side 1 er felles for alle, side 2–4 er for ulike langsvaroppgaver <text:s text:c="4"/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Footer"><text:span text:style-name="MT2">Side </text:span><text:span text:style-name="page_20_number"><text:span text:style-name="MT2"><text:page-number text:select-page="current">0</text:page-number></text:span></text:span><text:span text:style-name="page_20_number"><text:span text:style-name="MT2"><text:s/>av </text:span></text:span><text:span text:style-name="page_20_number"><text:span text:style-name="MT2"><text:page-count>4</text:page-count></text:span></text:span></text:p>
            </table:table-cell>
          </table:table-row>
        </table:table>
        <text:p text:style-name="Footer"><draw:frame draw:style-name="Mfr1" draw:name="Bilde 1" text:anchor-type="as-char" svg:width="3.447cm" svg:height="0.492cm" draw:z-index="0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 style:next-style-name="Standard">
      <style:header>
        <text:p text:style-name="Standard"><text:span text:style-name="MT1">Vurderingsskjema til eksamen, samisk 1 Vg3. Side 1 er felles for alle, side 2–4 er for ulike langsvaroppgaver <text:s text:c="4"/></text:span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Footer"><text:span text:style-name="MT2">Side </text:span><text:span text:style-name="page_20_number"><text:span text:style-name="MT2"><text:page-number text:select-page="current">0</text:page-number></text:span></text:span><text:span text:style-name="page_20_number"><text:span text:style-name="MT2"><text:s/>av </text:span></text:span><text:span text:style-name="page_20_number"><text:span text:style-name="MT2"><text:page-count>4</text:page-count></text:span></text:span></text:p>
            </table:table-cell>
          </table:table-row>
        </table:table>
        <text:p text:style-name="Footer"><draw:frame draw:style-name="Mfr2" text:anchor-type="as-char" svg:width="3.447cm" svg:height="0.492cm" draw:z-index="0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  <style:master-page style:name="Converted2" style:page-layout-name="Mpm1">
      <style:header>
        <text:p text:style-name="Standard"><text:span text:style-name="MT1">Vurderingsskjema til eksamen, samisk 1 Vg3. Side 1 er felles for alle, side 2–4 er for ulike langsvaroppgaver. <text:s text:c="4"/></text:span></text:p>
        <text:p text:style-name="Standard"><text:span text:style-name="MT1">Bruk de delene av skjemaet som passer til oppgaven.</text:span><text:span text:style-name="MT3"> <text:s text:c="4"/></text:span></text:p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Footer"><text:span text:style-name="MT2">Side </text:span><text:span text:style-name="page_20_number"><text:span text:style-name="MT2"><text:page-number text:select-page="current">0</text:page-number></text:span></text:span><text:span text:style-name="page_20_number"><text:span text:style-name="MT2"><text:s/>av </text:span></text:span><text:span text:style-name="page_20_number"><text:span text:style-name="MT2"><text:page-count>4</text:page-count></text:span></text:span></text:p>
            </table:table-cell>
          </table:table-row>
        </table:table>
        <text:p text:style-name="Footer"><draw:frame draw:style-name="Mfr2" text:anchor-type="as-char" svg:width="3.447cm" svg:height="0.492cm" draw:z-index="3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e Vindegg</meta:initial-creator>
    <dc:creator>Tone Vindegg</dc:creator>
    <meta:editing-cycles>5</meta:editing-cycles>
    <meta:creation-date>2015-01-30T11:23:00</meta:creation-date>
    <dc:date>2015-02-03T13:58:00</dc:date>
    <meta:editing-duration>PT28M</meta:editing-duration>
    <meta:generator>LibreOffice/6.4.6.2$Linux_X86_64 LibreOffice_project/40$Build-2</meta:generator>
    <meta:document-statistic meta:table-count="7" meta:image-count="3" meta:object-count="0" meta:page-count="4" meta:paragraph-count="230" meta:word-count="1213" meta:character-count="8149" meta:non-whitespace-character-count="7062"/>
    <meta:user-defined meta:name="AppVersion">15.0000</meta:user-defined>
    <meta:user-defined meta:name="Company">Utdanningsdirektoratet</meta:user-defined>
    <meta:user-defined meta:name="ContentTypeId">0x01010018ADA0C1418C22418EE9E9C7FA53C45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317aba6c-a9dd-4d58-beb5-ca46354cb464</meta:user-defined>
    <meta:template xlink:type="simple" xlink:actuate="onRequest" xlink:title="Normal" xlink:href=""/>
  </office:meta>
</office:document-meta>
</file>